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fo:background-color="#f1f1f2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 fo:background-color="#ffffff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style="italic" style:font-size-asian="12pt" style:font-style-asian="italic" style:font-size-complex="12pt" fo:background-color="#ffffff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 fo:background-color="#ffffff"/>
    </style:style>
    <style:style style:name="T6" style:family="text">
      <style:text-properties fo:font-size="12pt" fo:background-color="#ecfafc" loext:char-shading-value="0" style:font-size-asian="12pt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isioterapia em Geriatria.</text:span></text:p>
      <text:p text:style-name="P1"><text:span text:style-name="T2">Importância / melhora / o'que faz dentro da fisioterapia / orientações <text:s/></text:span></text:p>
      <text:p text:style-name="P2"/>
      <text:p text:style-name="P1"><text:span text:style-name="T4">Palavra - chave:</text:span><text:span text:style-name="T3"> Fisioterapia</text:span></text:p>
      <text:p text:style-name="P1"><text:span text:style-name="T2">1 pessoa.</text:span></text:p>
      <text:p text:style-name="P4"/>
      <text:p text:style-name="P7"><text:span text:style-name="T4">Título:</text:span></text:p>
      <text:p text:style-name="P1"><text:span text:style-name="T1">Fisioterapia Geriátrica: Idoso também faz exercícios?</text:span></text:p>
      <text:p text:style-name="P4"/>
      <text:p text:style-name="P7"><text:span text:style-name="T2">Conforme o Relatório Mundial de Saúde e Envelhecimento. “<text:tab/>O número de pessoas com mais de 60 anos no país deverá crescer muito mais rápido do que a média internacional. </text:span><text:a xlink:type="simple" xlink:href="http://oglobo.globo.com/economia/daqui-20-anos-brasil-sera-um-pais-de-muito-idosos-com-80-anos-ou-mais-3168032" text:style-name="Internet_20_link" text:visited-style-name="Visited_20_Internet_20_Link"><text:span text:style-name="T5">Enquanto</text:span></text:a><text:span text:style-name="T2"> a quantidade de idosos vai duplicar no mundo até o ano de 2050, ela quase triplicará no Brasil”.</text:span></text:p>
      <text:p text:style-name="P7"><text:span text:style-name="T2">Todos nós somos humanos e consequentemente iremos passar por essa fase, é importante ressaltar que quanto mais cuidados temos com nossa saúde enquanto jovens, menos preocupações teremos quando formos idosos.</text:span></text:p>
      <text:p text:style-name="P7"><text:span text:style-name="T4">Fisioterapia</text:span><text:span text:style-name="T1"> </text:span><text:span text:style-name="T2">Geriátrica são exercícios voltados para idosos (atuam no processo <text:s/>biológico do envelhecimento) para essa faixa etária o fisioterapeuta toma todo o cuidado para com o paciente.</text:span></text:p>
      <text:p text:style-name="P7"><text:span text:style-name="T2">É uma idade que precisa de atenção e cuidados mais que o normal. Problemas apareceram nesta fase da vida e a cada dia ocorre o risco de agravar os problemas.</text:span></text:p>
      <text:p text:style-name="P5"/>
      <text:p text:style-name="P7"><text:span text:style-name="T2">A fragilidade do corpo pode </text:span><text:a xlink:type="simple" xlink:href="http://www.fisioterapiageriatrica.com/p/atendimentos.html" text:style-name="Internet_20_link" text:visited-style-name="Visited_20_Internet_20_Link"><text:span text:style-name="T5">ocasionar</text:span></text:a><text:span text:style-name="T2"> </text:span></text:p>
      <text:list xml:id="list4984587501524717009" text:style-name="WWNum1">
        <text:list-item>
          <text:p text:style-name="P9"><text:span text:style-name="T2"><text:s/>infecções.</text:span></text:p>
        </text:list-item>
        <text:list-item>
          <text:p text:style-name="P9"><text:span text:style-name="T2">AVC</text:span></text:p>
        </text:list-item>
        <text:list-item>
          <text:p text:style-name="P9"><text:span text:style-name="T2">Doença de Parkinson</text:span></text:p>
        </text:list-item>
        <text:list-item>
          <text:p text:style-name="P9"><text:span text:style-name="T2"><text:s/>doenças cardiovasculares.</text:span></text:p>
        </text:list-item>
        <text:list-item>
          <text:p text:style-name="P9"><text:span text:style-name="T2"><text:s/>fraturas</text:span></text:p>
        </text:list-item>
        <text:list-item>
          <text:p text:style-name="P9"><text:span text:style-name="T2">Pós-operatório - próteses.</text:span></text:p>
        </text:list-item>
        <text:list-item>
          <text:p text:style-name="P9"><text:span text:style-name="T2">Artrose</text:span></text:p>
        </text:list-item>
        <text:list-item>
          <text:p text:style-name="P9"><text:span text:style-name="T2">Problemas respiratórios</text:span></text:p>
        </text:list-item>
        <text:list-item>
          <text:p text:style-name="P9"><text:span text:style-name="T2"><text:s/>osteoporose</text:span></text:p>
        </text:list-item>
        <text:list-item>
          <text:p text:style-name="P9"><text:span text:style-name="T2">Idosos fragilizados e acamados</text:span></text:p>
        </text:list-item>
        <text:list-item>
          <text:p text:style-name="P9"><text:soft-page-break/><text:span text:style-name="T2">Idosos sedentários.</text:span></text:p>
        </text:list-item>
      </text:list>
      <text:p text:style-name="P6"/>
      <text:p text:style-name="P7"><text:span text:style-name="T2">Por isso a </text:span><text:span text:style-name="T4">fisioterapia</text:span><text:span text:style-name="T2"> é tão importante.Ela busca a prevenção e o suporte das funcionalidades do idoso. </text:span><text:a xlink:type="simple" xlink:href="http://www.centraldafisioterapia.com.br/tratamentos/fisioterapia-geriatrica" text:style-name="Internet_20_link" text:visited-style-name="Visited_20_Internet_20_Link"><text:span text:style-name="T5">Usando</text:span></text:a><text:span text:style-name="T2"> técnicas, exercícios para fortalecer e para treinar o equilíbrio do paciente, possibilitando uma melhora em sua qualidade de vida, superando suas limitações concebidas pela idade. A</text:span><text:span text:style-name="T4"> fisioterapia</text:span><text:span text:style-name="T2"> é indicada para pessoas acima de 50 de idade</text:span></text:p>
      <text:p text:style-name="P5"/>
      <text:p text:style-name="P7"><text:span text:style-name="T2">Seus benefícios:</text:span></text:p>
      <text:p text:style-name="P7"><text:span text:style-name="T2">Proporcionam uma qualidade de vida conforme envelhece, melhorando sua habilidade motora e seu equilíbrio, recuperando <text:s/>a coordenação de suas funções, aumentando a força muscular e com todos os exercícios melhorando sua qualidade de vida corporal e mental, estimulando a memória. Ainda assegura a independência e o conforto na realização de atividades de seu dia a dia. </text:span></text:p>
      <text:p text:style-name="P5"/>
      <text:p text:style-name="P3"/>
      <text:p text:style-name="P7"><text:span text:style-name="T2">Um exercício para a prevenção de problemas nas costa é evitar posturas viciosas, que dificultam as atividades diárias do idoso, resultando encurtamentos musculares e dores, se for o caso de tratamento é através <text:s/>do alongamento global, para fortalecer a musculatura, melhorar a postura, preservando as articulações.</text:span></text:p>
      <text:p text:style-name="P5"/>
      <text:p text:style-name="P7"><text:span text:style-name="T2">É sempre bom saber que um fisioterapeuta pode ajudar muito um idoso. Se você está procurando por um, se informe, pesquise e se você gostou do meu conteúdo sobre fisioterapia geriátrica, veja os outros </text:span><text:a xlink:type="simple" xlink:href="http://www.raquelmanfroi.com.br/fisioterapia-blog/" text:style-name="Internet_20_link" text:visited-style-name="Visited_20_Internet_20_Link"><text:span text:style-name="T7">conteúdos</text:span></text:a><text:span text:style-name="T2"> disponívei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395" meta:character-count="2530" meta:non-whitespace-character-count="2162"/>
    <meta:generator>LibreOfficeDev/5.1.0.3$Linux_X86_64 LibreOffice_project/</meta:generator>
  </office:meta>
</office:document-meta>
</file>